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B400000190CECAFD5287FABC27.png" manifest:media-type="image/png"/>
  <manifest:file-entry manifest:full-path="Pictures/10000000000005AE000004431B898F4D5C63FB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1.284cm" fo:min-width="2.8cm"/>
    </style:style>
    <style:style style:name="gr3" style:family="graphic" style:parent-style-name="standard">
      <style:graphic-properties svg:stroke-width="0.212cm" svg:stroke-color="#000000" draw:marker-start-width="0.518cm" draw:marker-end-width="0.518cm" draw:fill-color="#000000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20.1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18.6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21.1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20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color="#800000" fo:font-size="28pt" style:font-size-asian="28pt" style:font-size-complex="28pt"/>
    </style:style>
    <style:style style:name="P5" style:family="paragraph">
      <loext:graphic-properties draw:fill-color="#000000"/>
      <style:paragraph-properties fo:text-align="center"/>
      <style:text-properties fo:color="#ffffff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color="#ffffff" fo:font-size="26pt" style:font-size-asian="26pt" style:font-size-complex="26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color="#ffffff" style:text-line-through-style="none" style:text-line-through-type="none" fo:font-size="36pt" style:font-size-asian="36pt" style:font-size-complex="36pt"/>
    </style:style>
    <style:style style:name="T6" style:family="text">
      <style:text-properties fo:color="#ffffff" style:text-line-through-style="none" style:text-line-through-type="none" fo:font-size="28pt" style:font-size-asian="28pt" style:font-size-complex="28pt"/>
    </style:style>
    <style:style style:name="T7" style:family="text">
      <style:text-properties fo:color="#ffffff" style:text-line-through-style="none" style:text-line-through-type="none" fo:font-size="32pt" style:font-size-asian="32pt" style:font-size-complex="32pt"/>
    </style:style>
    <style:style style:name="T8" style:family="text">
      <style:text-properties fo:color="#ffffff" style:text-line-through-style="none" style:text-line-through-type="none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5.939cm" svg:height="19.463cm" svg:x="1.089cm" svg:y="1.128cm">
          <draw:image xlink:href="Pictures/10000000000005AE000004431B898F4D5C63FB67.png" xlink:type="simple" xlink:show="embed" xlink:actuate="onLoad">
            <text:p/>
          </draw:image>
        </draw:frame>
        <draw:g>
          <draw:custom-shape draw:style-name="gr2" draw:text-style-name="P2" draw:layer="layout" svg:width="6.6cm" svg:height="4.6cm" draw:transform="rotate (-1.55788089033014) translate (15.855cm 8.09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7.79cm" svg:y="7.461cm" draw:kind="arc" draw:start-angle="109.04" draw:end-angle="106.93">
            <text:p/>
          </draw:ellipse>
        </draw:g>
      </draw:page>
      <draw:page draw:name="page2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2">HARDWARE BLUETOOTH</text:span></text:p>
          <text:p text:style-name="P3"><text:span text:style-name="T3">Cápsula Contexto 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3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2">HARDWARE RFID</text:span></text:p>
          <text:p text:style-name="P3"><text:span text:style-name="T3">Cápsula Contexto 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4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>WIFI 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5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>GPS 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6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4">Selección de las tecnólogias de </text:span></text:p>
          <text:p text:style-name="P3"><text:span text:style-name="T4">comunicación para el dispositivo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7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5">Diseño del circuito eléctrico</text:span></text:p>
          <text:p text:style-name="P3"><text:span text:style-name="T4"><text:s/></text:span><text:span text:style-name="T4">(cápsula,tips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8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6">Diseño de la disposición de los </text:span></text:p>
          <text:p text:style-name="P3"><text:span text:style-name="T6">componentes del circuito en protoboard. </text:span></text:p>
          <text:p text:style-name="P3"><text:span text:style-name="T6">(cápsula,contexto)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9" draw:style-name="dp1" draw:master-page-name="Predeterminado">
        <draw:custom-shape draw:style-name="gr6" draw:text-style-name="P4" draw:layer="layout" svg:width="21.6cm" svg:height="3.8cm" svg:x="5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1.2cm" svg:height="3.8cm" svg:x="5.6cm" svg:y="16.8cm">
          <text:p text:style-name="P3"><text:span text:style-name="T6">Selección y consulta de las especificaciones </text:span></text:p>
          <text:p text:style-name="P3"><text:span text:style-name="T6">de los componentes electrónicos seleccionados</text:span></text:p>
          <text:p text:style-name="P3"><text:span text:style-name="T6">(cápsula,contexto)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0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6">Microcontrolador Atmega328-PPU </text:span></text:p>
          <text:p text:style-name="P3"><text:span text:style-name="T6">(cápsula, Práctica)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1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6"/></text:p>
          <text:p text:style-name="P3"><text:span text:style-name="T7">Requerimientos y arquitectura </text:span></text:p>
          <text:p text:style-name="P3"><text:span text:style-name="T7">del dispositivo </text:span></text:p>
          <text:p text:style-name="P3"><text:span text:style-name="T6">(cápsula,contexto)</text:span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2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5">Diseño del circuito eléctrico</text:span></text:p>
          <text:p text:style-name="P3"><text:span text:style-name="T4"><text:s/></text:span><text:span text:style-name="T4">(cápsula,tips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3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7">Desarrollo Apps multiplataforma</text:span></text:p>
          <text:p text:style-name="P3"><text:span text:style-name="T7"><text:s/></text:span><text:span text:style-name="T7">con python </text:span></text:p>
          <text:p text:style-name="P3"><text:span text:style-name="T6">(cápsula, contexto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4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5">Python-kivy</text:span></text:p>
          <text:p text:style-name="P3"><text:span text:style-name="T6">(cápsula, contexto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5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SCREEN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6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</text:span><text:span text:style-name="T1">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LABEL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00:52:00.953484894</meta:creation-date>
    <dc:date>2018-02-23T11:39:54.845981062</dc:date>
    <meta:editing-duration>PT1H47M9S</meta:editing-duration>
    <meta:editing-cycles>11</meta:editing-cycles>
    <meta:generator>LibreOffice/5.2.7.2$Linux_x86 LibreOffice_project/20m0$Build-2</meta:generator>
    <meta:document-statistic meta:object-count="94"/>
  </office:meta>
</office:document-meta>
</file>